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color="#ff0000" style:font-name="標楷體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6" table:number-columns-spanned="8" table:number-rows-spanned="1"/>
          <table:covered-table-cell table:number-columns-repeated="7" table:style-name="ce51"/>
          <table:table-cell table:style-name="ce70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1年2月</text:p>
          </table:table-cell>
          <table:covered-table-cell table:number-columns-repeated="9" table:style-name="ce12"/>
          <table:table-cell table:style-name="ce47" office:value-type="string" calcext:value-type="string" table:number-columns-spanned="8" table:number-rows-spanned="1">
            <text:p><text:s text:c="5"/>February - 2012</text:p>
          </table:table-cell>
          <table:covered-table-cell table:number-columns-repeated="7" table:style-name="ce52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5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5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6"/>
          <table:covered-table-cell table:style-name="ce26"/>
          <table:table-cell table:style-name="ce40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4"/>
          <table:covered-table-cell table:style-name="ce57"/>
          <table:table-cell table:style-name="ce61" office:value-type="string" calcext:value-type="string" table:number-columns-spanned="2" table:number-rows-spanned="2">
            <text:p>拆除後重建移送法辦數</text:p>
          </table:table-cell>
          <table:covered-table-cell table:style-name="ce65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7"/>
          <table:covered-table-cell table:style-name="ce27"/>
          <table:table-cell table:style-name="ce41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41"/>
          <table:table-cell table:style-name="ce48" office:value-type="string" calcext:value-type="string" table:number-columns-spanned="3" table:number-rows-spanned="1">
            <text:p>本年度應拆除數<text:span text:style-name="T5">(累計至上月底)</text:span></text:p>
          </table:table-cell>
          <table:covered-table-cell table:number-columns-repeated="2" table:style-name="ce48"/>
          <table:table-cell table:style-name="ce45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6" office:value-type="string" calcext:value-type="string" table:number-columns-spanned="2" table:number-rows-spanned="1">
            <text:p>本月<text:span text:style-name="T6">(</text:span><text:span text:style-name="T7">經認定</text:span><text:span text:style-name="T8">)</text:span><text:span text:style-name="T7">應拆除數</text:span></text:p>
          </table:table-cell>
          <table:covered-table-cell table:style-name="ce58"/>
          <table:covered-table-cell table:style-name="ce62"/>
          <table:covered-table-cell table:style-name="ce66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<text:span text:style-name="T1">尚未拆除總數</text:span>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34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table-cell table:style-name="ce42" office:value-type="string" calcext:value-type="string" table:number-columns-spanned="1" table:number-rows-spanned="2">
            <text:p>至本月底</text:p>
            <text:p><text:span text:style-name="T1">尚未拆除數</text:span></text:p>
          </table:table-cell>
          <table:table-cell table:style-name="ce38" office:value-type="string" calcext:value-type="string" table:number-columns-spanned="1" table:number-rows-spanned="2">
            <text:p>本月</text:p>
            <text:p>補照數</text:p>
          </table:table-cell>
          <table:table-cell table:style-name="ce45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4"/>
          <table:table-cell table:style-name="ce34" office:value-type="string" calcext:value-type="string" table:number-columns-spanned="1" table:number-rows-spanned="2">
            <text:p>本月<text:span text:style-name="T1">尚未</text:span></text:p>
            <text:p><text:span text:style-name="T1">拆除數</text:span></text:p>
          </table:table-cell>
          <table:table-cell table:style-name="ce59" office:value-type="string" calcext:value-type="string" table:number-columns-spanned="1" table:number-rows-spanned="2">
            <text:p>本月</text:p>
            <text:p>拆除數</text:p>
          </table:table-cell>
          <table:table-cell table:style-name="ce63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7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style-name="ce29"/>
          <table:covered-table-cell table:style-name="ce35"/>
          <table:covered-table-cell table:style-name="ce39"/>
          <table:covered-table-cell table:style-name="ce29"/>
          <table:covered-table-cell table:style-name="ce43"/>
          <table:covered-table-cell table:style-name="ce39"/>
          <table:covered-table-cell table:number-columns-repeated="2" table:style-name="ce43"/>
          <table:covered-table-cell table:style-name="ce39"/>
          <table:covered-table-cell table:number-columns-repeated="2" table:style-name="ce43"/>
          <table:covered-table-cell table:style-name="ce29"/>
          <table:covered-table-cell table:style-name="ce60"/>
          <table:covered-table-cell table:style-name="ce64"/>
          <table:covered-table-cell table:style-name="ce68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46995" calcext:value-type="float">
            <text:p><text:s/>546,995 </text:p>
          </table:table-cell>
          <table:table-cell table:style-name="ce30" office:value-type="float" office:value="3703" calcext:value-type="float">
            <text:p><text:s/>3,703 </text:p>
          </table:table-cell>
          <table:table-cell table:style-name="ce30" office:value-type="float" office:value="27766" calcext:value-type="float">
            <text:p><text:s/>27,76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515203" calcext:value-type="float">
            <text:p><text:s/>515,20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2312" calcext:value-type="float">
            <text:p><text:s/>2,312 </text:p>
          </table:table-cell>
          <table:table-cell table:style-name="ce30" office:value-type="float" office:value="1761" calcext:value-type="float">
            <text:p><text:s/>1,761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333" calcext:value-type="float">
            <text:p><text:s/>333 </text:p>
          </table:table-cell>
          <table:table-cell table:style-name="ce30" office:value-type="float" office:value="3304" calcext:value-type="float">
            <text:p><text:s/>3,304 </text:p>
          </table:table-cell>
          <table:table-cell table:style-name="ce30" office:value-type="float" office:value="2265" calcext:value-type="float">
            <text:p><text:s/>2,265 </text:p>
          </table:table-cell>
          <table:table-cell table:style-name="ce30" office:value-type="float" office:value="1039" calcext:value-type="float">
            <text:p><text:s/>1,039 </text:p>
          </table:table-cell>
          <table:table-cell table:style-name="ce30" office:value-type="float" office:value="12" calcext:value-type="float">
            <text:p><text:s/>12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4656" calcext:value-type="float">
            <text:p><text:s/>174,656 </text:p>
          </table:table-cell>
          <table:table-cell table:style-name="ce30" office:value-type="float" office:value="1855" calcext:value-type="float">
            <text:p><text:s/>1,855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3251" calcext:value-type="float">
            <text:p><text:s/>173,251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622" calcext:value-type="float">
            <text:p><text:s/>1,622 </text:p>
          </table:table-cell>
          <table:table-cell table:style-name="ce30" office:value-type="float" office:value="614" calcext:value-type="float">
            <text:p><text:s/>6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6" calcext:value-type="float">
            <text:p><text:s/>156 </text:p>
          </table:table-cell>
          <table:table-cell table:style-name="ce30" office:value-type="float" office:value="868" calcext:value-type="float">
            <text:p><text:s/>868 </text:p>
          </table:table-cell>
          <table:table-cell table:style-name="ce30" office:value-type="float" office:value="791" calcext:value-type="float">
            <text:p><text:s/>791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1604" calcext:value-type="float">
            <text:p><text:s/>81,604 </text:p>
          </table:table-cell>
          <table:table-cell table:style-name="ce30" office:value-type="float" office:value="404" calcext:value-type="float">
            <text:p><text:s/>404 </text:p>
          </table:table-cell>
          <table:table-cell table:style-name="ce30" office:value-type="float" office:value="6567" calcext:value-type="float">
            <text:p><text:s/>6,567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4536" calcext:value-type="float">
            <text:p><text:s/>74,53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4" calcext:value-type="float">
            <text:p><text:s/>194 </text:p>
          </table:table-cell>
          <table:table-cell table:style-name="ce30" office:value-type="float" office:value="259" calcext:value-type="float">
            <text:p><text:s/>25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9" calcext:value-type="float">
            <text:p><text:s/>39 </text:p>
          </table:table-cell>
          <table:table-cell table:style-name="ce30" office:value-type="float" office:value="413" calcext:value-type="float">
            <text:p><text:s/>413 </text:p>
          </table:table-cell>
          <table:table-cell table:style-name="ce30" office:value-type="float" office:value="242" calcext:value-type="float">
            <text:p><text:s/>242 </text:p>
          </table:table-cell>
          <table:table-cell table:style-name="ce30" office:value-type="float" office:value="171" calcext:value-type="float">
            <text:p><text:s/>171 </text:p>
          </table:table-cell>
          <table:table-cell table:style-name="ce30" office:value-type="float" office:value="7" calcext:value-type="float">
            <text:p><text:s/>7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45698" calcext:value-type="float">
            <text:p><text:s/>45,698 </text:p>
          </table:table-cell>
          <table:table-cell table:style-name="ce30" office:value-type="float" office:value="121" calcext:value-type="float">
            <text:p><text:s/>121 </text:p>
          </table:table-cell>
          <table:table-cell table:style-name="ce30" office:value-type="float" office:value="6817" calcext:value-type="float">
            <text:p><text:s/>6,8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38386" calcext:value-type="float">
            <text:p><text:s/>38,38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0" calcext:value-type="float">
            <text:p><text:s/>60 </text:p>
          </table:table-cell>
          <table:table-cell table:style-name="ce30" office:value-type="float" office:value="164" calcext:value-type="float">
            <text:p><text:s/>16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361" calcext:value-type="float">
            <text:p><text:s/>361 </text:p>
          </table:table-cell>
          <table:table-cell table:style-name="ce30" office:value-type="float" office:value="331" calcext:value-type="float">
            <text:p><text:s/>331 </text:p>
          </table:table-cell>
          <table:table-cell table:style-name="ce30" office:value-type="float" office:value="30" calcext:value-type="float">
            <text:p><text:s/>3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0177" calcext:value-type="float">
            <text:p><text:s/>20,177 </text:p>
          </table:table-cell>
          <table:table-cell table:style-name="ce30" office:value-type="float" office:value="86" calcext:value-type="float">
            <text:p><text:s/>86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6382" calcext:value-type="float">
            <text:p><text:s/>16,38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120" calcext:value-type="float">
            <text:p><text:s/>1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7" calcext:value-type="float">
            <text:p><text:s/>57 </text:p>
          </table:table-cell>
          <table:table-cell table:style-name="ce30" office:value-type="float" office:value="77" calcext:value-type="float">
            <text:p><text:s/>77 </text:p>
          </table:table-cell>
          <table:table-cell table:style-name="ce30" office:value-type="float" office:value="66" calcext:value-type="float">
            <text:p><text:s/>66 </text:p>
          </table:table-cell>
          <table:table-cell table:style-name="ce30" office:value-type="float" office:value="11" calcext:value-type="float">
            <text:p><text:s/>1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1894" calcext:value-type="float">
            <text:p><text:s/>111,894 </text:p>
          </table:table-cell>
          <table:table-cell table:style-name="ce30" office:value-type="float" office:value="798" calcext:value-type="float">
            <text:p><text:s/>798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1246" calcext:value-type="float">
            <text:p><text:s/>111,24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5" calcext:value-type="float">
            <text:p><text:s/>65 </text:p>
          </table:table-cell>
          <table:table-cell table:style-name="ce30" office:value-type="float" office:value="222" calcext:value-type="float">
            <text:p><text:s/>2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963" calcext:value-type="float">
            <text:p><text:s/>963 </text:p>
          </table:table-cell>
          <table:table-cell table:style-name="ce30" office:value-type="float" office:value="257" calcext:value-type="float">
            <text:p><text:s/>257 </text:p>
          </table:table-cell>
          <table:table-cell table:style-name="ce30" office:value-type="float" office:value="706" calcext:value-type="float">
            <text:p><text:s/>70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0386" calcext:value-type="float">
            <text:p><text:s/>110,386 </text:p>
          </table:table-cell>
          <table:table-cell table:style-name="ce30" office:value-type="float" office:value="439" calcext:value-type="float">
            <text:p><text:s/>439 </text:p>
          </table:table-cell>
          <table:table-cell table:style-name="ce30" office:value-type="float" office:value="10123" calcext:value-type="float">
            <text:p><text:s/>10,12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5" calcext:value-type="float">
            <text:p><text:s/>15 </text:p>
          </table:table-cell>
          <table:table-cell table:style-name="ce30" office:value-type="float" office:value="99317" calcext:value-type="float">
            <text:p><text:s/>99,31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53" calcext:value-type="float">
            <text:p><text:s/>353 </text:p>
          </table:table-cell>
          <table:table-cell table:style-name="ce30" office:value-type="float" office:value="369" calcext:value-type="float">
            <text:p><text:s/>369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621" calcext:value-type="float">
            <text:p><text:s/>621 </text:p>
          </table:table-cell>
          <table:table-cell table:style-name="ce30" office:value-type="float" office:value="577" calcext:value-type="float">
            <text:p><text:s/>577 </text:p>
          </table:table-cell>
          <table:table-cell table:style-name="ce30" office:value-type="float" office:value="44" calcext:value-type="float">
            <text:p><text:s/>44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08" calcext:value-type="float">
            <text:p><text:s/>2,608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3707" calcext:value-type="float">
            <text:p><text:s/>33,707 </text:p>
          </table:table-cell>
          <table:table-cell table:style-name="ce31" office:value-type="float" office:value="360" calcext:value-type="float">
            <text:p><text:s/>360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2449" calcext:value-type="float">
            <text:p><text:s/>32,44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35" calcext:value-type="float">
            <text:p><text:s/>335 </text:p>
          </table:table-cell>
          <table:table-cell table:style-name="ce31" office:value-type="float" office:value="189" calcext:value-type="float">
            <text:p><text:s/>189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345" calcext:value-type="float">
            <text:p><text:s/>345 </text:p>
          </table:table-cell>
          <table:table-cell table:style-name="ce31" office:value-type="float" office:value="335" calcext:value-type="float">
            <text:p><text:s/>335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4704" calcext:value-type="float">
            <text:p><text:s/>4,70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1109" calcext:value-type="float">
            <text:p><text:s/>1,10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504" calcext:value-type="float">
            <text:p><text:s/>3,50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6" calcext:value-type="float">
            <text:p><text:s/>56 </text:p>
          </table:table-cell>
          <table:table-cell table:style-name="ce31" office:value-type="float" office:value="54" calcext:value-type="float">
            <text:p><text:s/>54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610" calcext:value-type="float">
            <text:p><text:s/>1,610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562" calcext:value-type="float">
            <text:p><text:s/>1,56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6" calcext:value-type="float">
            <text:p><text:s/>4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104" calcext:value-type="float">
            <text:p><text:s/>5,104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828" calcext:value-type="float">
            <text:p><text:s/>4,82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23" calcext:value-type="float">
            <text:p><text:s/>2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44" calcext:value-type="float">
            <text:p><text:s/>1,8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27" calcext:value-type="float">
            <text:p><text:s/>1,7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170" calcext:value-type="float">
            <text:p><text:s/>2,17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0" calcext:value-type="float">
            <text:p><text:s/>1,8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2" calcext:value-type="float">
            <text:p><text:s/>3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381" calcext:value-type="float">
            <text:p><text:s/>2,38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008" calcext:value-type="float">
            <text:p><text:s/>2,0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17" calcext:value-type="float">
            <text:p><text:s/>13,017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55" calcext:value-type="float">
            <text:p><text:s/>12,1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10" calcext:value-type="float">
            <text:p><text:s/>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550" calcext:value-type="float">
            <text:p><text:s/>550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32" calcext:value-type="float">
            <text:p><text:s/>5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16" calcext:value-type="float">
            <text:p><text:s/>2,616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11" calcext:value-type="float">
            <text:p><text:s/>2,6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52" calcext:value-type="float">
            <text:p><text:s/>52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51" calcext:value-type="float">
            <text:p><text:s/>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7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207" calcext:value-type="float">
            <text:p><text:s/>17,207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251" calcext:value-type="float">
            <text:p><text:s/>16,2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11" calcext:value-type="float">
            <text:p><text:s/>1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6905" calcext:value-type="float">
            <text:p><text:s/>6,905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305" calcext:value-type="float">
            <text:p><text:s/>30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5" calcext:value-type="float">
            <text:p><text:s/>15 </text:p>
          </table:table-cell>
          <table:table-cell table:style-name="ce31" office:value-type="float" office:value="6523" calcext:value-type="float">
            <text:p><text:s/>6,52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46" calcext:value-type="float">
            <text:p><text:s/>46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31" calcext:value-type="float">
            <text:p><text:s/>3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11" calcext:value-type="float">
            <text:p><text:s/>15,91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364" calcext:value-type="float">
            <text:p><text:s/>12,36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580" calcext:value-type="float">
            <text:p><text:s/>2,58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085" calcext:value-type="float">
            <text:p><text:s/>2,08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3" calcext:value-type="float">
            <text:p><text:s/>13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" calcext:value-type="float">
            <text:p><text:s/>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061" calcext:value-type="float">
            <text:p><text:s/>2,06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047" calcext:value-type="float">
            <text:p><text:s/>2,04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19" calcext:value-type="float">
            <text:p><text:s/>51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8" calcext:value-type="float">
            <text:p><text:s/>38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71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71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71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9" office:value-type="string" calcext:value-type="string" table:number-columns-spanned="8" table:number-rows-spanned="1">
            <text:p>Source：County and City Government</text:p>
          </table:table-cell>
          <table:covered-table-cell table:style-name="ce49"/>
          <table:covered-table-cell table:number-columns-repeated="5" table:style-name="ce53"/>
          <table:covered-table-cell table:style-name="ce69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50" office:value-type="string" calcext:value-type="string">
            <text:p>Note：</text:p>
          </table:table-cell>
          <table:table-cell table:style-name="ce50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多恩</dc:creator>
    <dc:date>2012-04-24T11:47:19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